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1.8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8cm" fo:min-width="0cm"/>
    </style:style>
    <style:style style:name="gr8" style:family="graphic" style:parent-style-name="standard">
      <style:graphic-properties svg:stroke-width="0.1cm" svg:stroke-color="#000000" draw:marker-start-width="0.2cm" draw:marker-end-width="0.2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text-underline-style="none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5cm" svg:x="2.095cm" svg:y="2.90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317cm" svg:height="0.962cm" svg:x="2.395cm" svg:y="4.201cm">
          <draw:text-box>
            <text:p>Employee</text:p>
          </draw:text-box>
        </draw:frame>
        <draw:g>
          <draw:custom-shape draw:style-name="gr3" draw:text-style-name="P1" draw:layer="layout" svg:width="5.1cm" svg:height="9cm" svg:x="19.3cm" svg:y="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9.3cm" svg:y1="4.8cm" svg:x2="24.4cm" svg:y2="4.8cm">
            <text:p/>
          </draw:line>
          <draw:line draw:style-name="gr4" draw:text-style-name="P1" draw:layer="layout" svg:x1="19.3cm" svg:y1="8.7cm" svg:x2="24.4cm" svg:y2="8.7cm">
            <text:p/>
          </draw:line>
          <draw:frame draw:style-name="gr5" draw:text-style-name="P2" draw:layer="layout" svg:width="5.1cm" svg:height="3.823cm" svg:x="19.3cm" svg:y="1.6cm">
            <draw:text-box>
              <text:p text:style-name="P1"><text:span text:style-name="T1">Locating The Specific Product</text:span></text:p>
              <text:p text:style-name="P1"><text:span text:style-name="T1"/></text:p>
            </draw:text-box>
          </draw:frame>
          <draw:frame draw:style-name="gr6" draw:text-style-name="P3" draw:layer="layout" svg:width="5.1cm" svg:height="4.15cm" svg:x="19.3cm" svg:y="4.8cm">
            <draw:text-box>
              <text:p text:style-name="P1"><text:span text:style-name="T2">When an employee enters the data of a product to locate it so they can change its data</text:span></text:p>
            </draw:text-box>
          </draw:frame>
          <draw:frame draw:style-name="gr7" draw:text-style-name="P4" draw:layer="layout" svg:width="4.998cm" svg:height="1.378cm" svg:x="19.502cm" svg:y="9.1cm">
            <draw:text-box>
              <text:p><text:span text:style-name="T2">On The Computer</text:span></text:p>
            </draw:text-box>
          </draw:frame>
        </draw:g>
        <draw:g>
          <draw:g>
            <draw:custom-shape draw:style-name="gr8" draw:text-style-name="P1" draw:layer="layout" svg:width="2.4cm" svg:height="2.4cm" svg:x="18.481cm" svg:y="17.3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18.481cm" svg:y1="17.3cm" svg:x2="25.281cm" svg:y2="17.3cm">
              <text:p/>
            </draw:line>
          </draw:g>
          <draw:line draw:style-name="gr9" draw:text-style-name="P1" draw:layer="layout" svg:x1="18.481cm" svg:y1="19.7cm" svg:x2="25.281cm" svg:y2="19.7cm">
            <text:p/>
          </draw:line>
        </draw:g>
        <draw:frame draw:style-name="gr2" draw:layer="layout" svg:width="5.819cm" svg:height="0.962cm" svg:x="21.5cm" svg:y="18.1cm">
          <draw:text-box>
            <text:p>Excel Spreadsheet</text:p>
          </draw:text-box>
        </draw:frame>
        <draw:line draw:style-name="gr10" draw:text-style-name="P1" draw:layer="layout" svg:x1="5.9cm" svg:y1="3.701cm" svg:x2="19.3cm" svg:y2="3.7cm">
          <text:p/>
        </draw:line>
        <draw:line draw:style-name="gr10" draw:text-style-name="P1" draw:layer="layout" svg:x1="20.4cm" svg:y1="10.6cm" svg:x2="20.4cm" svg:y2="17.3cm">
          <text:p/>
        </draw:line>
        <draw:frame draw:style-name="gr11" draw:text-style-name="P5" draw:layer="layout" svg:width="14.7cm" svg:height="1.25cm" svg:x="7.9cm" svg:y="2.9cm">
          <draw:text-box>
            <text:p><text:span text:style-name="T3">Product Name</text:span></text:p>
          </draw:text-box>
        </draw:frame>
        <draw:frame draw:style-name="gr11" draw:text-style-name="P6" draw:layer="layout" svg:width="14.7cm" svg:height="1.25cm" svg:x="16.6cm" svg:y="14.05cm">
          <draw:text-box>
            <text:p><text:span text:style-name="T4">Product Name</text:span></text:p>
          </draw:text-box>
        </draw:frame>
        <draw:line draw:style-name="gr10" draw:text-style-name="P1" draw:layer="layout" svg:x1="21.8cm" svg:y1="17.3cm" svg:x2="21.8cm" svg:y2="10.6cm">
          <text:p/>
        </draw:line>
        <draw:line draw:style-name="gr10" draw:text-style-name="P1" draw:layer="layout" svg:x1="21.8cm" svg:y1="17.325cm" svg:x2="21.8cm" svg:y2="10.625cm">
          <text:p/>
        </draw:line>
        <draw:line draw:style-name="gr10" draw:text-style-name="P1" draw:layer="layout" svg:x1="19.3cm" svg:y1="4.5cm" svg:x2="5.8cm" svg:y2="4.5cm">
          <text:p/>
        </draw:line>
        <draw:frame draw:style-name="gr12" draw:layer="layout" svg:width="6.4cm" svg:height="1.361cm" svg:x="22.3cm" svg:y="13.039cm">
          <draw:text-box>
            <text:p><text:span text:style-name="T3">Product Name, Price, Front Stock , Back stock</text:span></text:p>
          </draw:text-box>
        </draw:frame>
        <draw:frame draw:style-name="gr12" draw:layer="layout" svg:width="6.4cm" svg:height="1.361cm" svg:x="8.9cm" svg:y="4.839cm">
          <draw:text-box>
            <text:p><text:span text:style-name="T3">Product Name, Price, Front Stock , Back st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1:04:17.681000000</meta:creation-date>
    <dc:date>2014-10-24T19:34:43.418000000</dc:date>
    <meta:editing-duration>P0D</meta:editing-duration>
    <meta:editing-cycles>4</meta:editing-cycles>
    <meta:generator>LibreOffice/4.2.6.3$Windows_x86 LibreOffice_project/3fd416d4c6db7d3204c17ce57a1d70f6e531ee21</meta:generator>
    <meta:document-statistic meta:object-count="24"/>
  </office:meta>
</office:document-meta>
</file>